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035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6244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7555in"/>
    </style:style>
    <style:style style:name="co9" style:family="table-column">
      <style:table-column-properties fo:break-before="auto" style:column-width="0.7008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54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label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/login.html</text:p>
          </table:table-cell>
          <table:table-cell office:value-type="float" office:value="120">
            <text:p>12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3.49951385512648">
            <text:p>3.5</text:p>
          </table:table-cell>
          <table:table-cell office:value-type="float" office:value="0">
            <text:p>0</text:p>
          </table:table-cell>
          <table:table-cell office:value-type="float" office:value="2.19146060849556">
            <text:p>2.19</text:p>
          </table:table-cell>
          <table:table-cell office:value-type="float" office:value="2.78426782387962">
            <text:p>2.78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/login.do</text:p>
          </table:table-cell>
          <table:table-cell office:value-type="float" office:value="60">
            <text:p>60</text:p>
          </table:table-cell>
          <table:table-cell office:value-type="float" office:value="1378">
            <text:p>1378</text:p>
          </table:table-cell>
          <table:table-cell office:value-type="float" office:value="78">
            <text:p>78</text:p>
          </table:table-cell>
          <table:table-cell office:value-type="float" office:value="3721">
            <text:p>3721</text:p>
          </table:table-cell>
          <table:table-cell office:value-type="float" office:value="946.730801231269">
            <text:p>946.73</text:p>
          </table:table-cell>
          <table:table-cell office:value-type="float" office:value="0">
            <text:p>0</text:p>
          </table:table-cell>
          <table:table-cell office:value-type="float" office:value="14.0911225927666">
            <text:p>14.09</text:p>
          </table:table-cell>
          <table:table-cell office:value-type="float" office:value="362.559492792978">
            <text:p>362.56</text:p>
          </table:table-cell>
          <table:table-cell office:value-type="float" office:value="26347.15">
            <text:p>26347.15</text:p>
          </table:table-cell>
          <table:table-cell table:number-columns-repeated="1014"/>
        </table:table-row>
        <table:table-row table:style-name="ro2">
          <table:table-cell office:value-type="string">
            <text:p>/;jsessionid=lh1vm01a5fzp13wv1peqjmq0f</text:p>
          </table:table-cell>
          <table:table-cell office:value-type="float" office:value="20">
            <text:p>20</text:p>
          </table:table-cell>
          <table:table-cell office:value-type="float" office:value="1414">
            <text:p>1414</text:p>
          </table:table-cell>
          <table:table-cell office:value-type="float" office:value="91">
            <text:p>91</text:p>
          </table:table-cell>
          <table:table-cell office:value-type="float" office:value="3251">
            <text:p>3251</text:p>
          </table:table-cell>
          <table:table-cell office:value-type="float" office:value="900.367563831572">
            <text:p>900.37</text:p>
          </table:table-cell>
          <table:table-cell office:value-type="float" office:value="0">
            <text:p>0</text:p>
          </table:table-cell>
          <table:table-cell office:value-type="float" office:value="2.89100896212778">
            <text:p>2.89</text:p>
          </table:table-cell>
          <table:table-cell office:value-type="float" office:value="74.5005104437699">
            <text:p>74.5</text:p>
          </table:table-cell>
          <table:table-cell office:value-type="float" office:value="26388.2">
            <text:p>26388.2</text:p>
          </table:table-cell>
          <table:table-cell table:number-columns-repeated="1014"/>
        </table:table-row>
        <table:table-row table:style-name="ro2">
          <table:table-cell office:value-type="string">
            <text:p>/</text:p>
          </table:table-cell>
          <table:table-cell office:value-type="float" office:value="100">
            <text:p>100</text:p>
          </table:table-cell>
          <table:table-cell office:value-type="float" office:value="646">
            <text:p>646</text:p>
          </table:table-cell>
          <table:table-cell office:value-type="float" office:value="2">
            <text:p>2</text:p>
          </table:table-cell>
          <table:table-cell office:value-type="float" office:value="3279">
            <text:p>3279</text:p>
          </table:table-cell>
          <table:table-cell office:value-type="float" office:value="958.755362488263">
            <text:p>958.76</text:p>
          </table:table-cell>
          <table:table-cell office:value-type="float" office:value="0">
            <text:p>0</text:p>
          </table:table-cell>
          <table:table-cell office:value-type="float" office:value="1.83200512961436">
            <text:p>1.83</text:p>
          </table:table-cell>
          <table:table-cell office:value-type="float" office:value="20.2806009263076">
            <text:p>20.28</text:p>
          </table:table-cell>
          <table:table-cell office:value-type="float" office:value="11335.85">
            <text:p>11335.85</text:p>
          </table:table-cell>
          <table:table-cell table:number-columns-repeated="1014"/>
        </table:table-row>
        <table:table-row table:style-name="ro2">
          <table:table-cell office:value-type="string">
            <text:p>/home</text:p>
          </table:table-cell>
          <table:table-cell office:value-type="float" office:value="60">
            <text:p>60</text:p>
          </table:table-cell>
          <table:table-cell office:value-type="float" office:value="1862">
            <text:p>1862</text:p>
          </table:table-cell>
          <table:table-cell office:value-type="float" office:value="137">
            <text:p>137</text:p>
          </table:table-cell>
          <table:table-cell office:value-type="float" office:value="3967">
            <text:p>3967</text:p>
          </table:table-cell>
          <table:table-cell office:value-type="float" office:value="833.380141352072">
            <text:p>833.38</text:p>
          </table:table-cell>
          <table:table-cell office:value-type="float" office:value="0">
            <text:p>0</text:p>
          </table:table-cell>
          <table:table-cell office:value-type="float" office:value="6.69941938365342">
            <text:p>6.7</text:p>
          </table:table-cell>
          <table:table-cell office:value-type="float" office:value="172.641878524174">
            <text:p>172.64</text:p>
          </table:table-cell>
          <table:table-cell office:value-type="float" office:value="26388.15">
            <text:p>26388.15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/plan</text:p>
          </table:table-cell>
          <table:table-cell table:style-name="ce2" office:value-type="float" office:value="1260">
            <text:p>1260</text:p>
          </table:table-cell>
          <table:table-cell table:style-name="ce2" office:value-type="float" office:value="1427">
            <text:p>1427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3151">
            <text:p>13151</text:p>
          </table:table-cell>
          <table:table-cell table:style-name="ce2" office:value-type="float" office:value="2076.16574523081">
            <text:p>2076.1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3.1583590648434">
            <text:p>23.16</text:p>
          </table:table-cell>
          <table:table-cell table:style-name="ce2" office:value-type="float" office:value="827.108590993053">
            <text:p>827.11</text:p>
          </table:table-cell>
          <table:table-cell table:style-name="ce2" office:value-type="float" office:value="36572.5047619048">
            <text:p>36572.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20">
            <text:p>20</text:p>
          </table:table-cell>
          <table:table-cell office:value-type="float" office:value="1511">
            <text:p>1511</text:p>
          </table:table-cell>
          <table:table-cell office:value-type="float" office:value="77">
            <text:p>77</text:p>
          </table:table-cell>
          <table:table-cell office:value-type="float" office:value="3807">
            <text:p>3807</text:p>
          </table:table-cell>
          <table:table-cell office:value-type="float" office:value="1152.87368236941">
            <text:p>1152.87</text:p>
          </table:table-cell>
          <table:table-cell office:value-type="float" office:value="0">
            <text:p>0</text:p>
          </table:table-cell>
          <table:table-cell office:value-type="float" office:value="2.97000297000297">
            <text:p>2.97</text:p>
          </table:table-cell>
          <table:table-cell office:value-type="float" office:value="34.3218067827443">
            <text:p>34.32</text:p>
          </table:table-cell>
          <table:table-cell office:value-type="float" office:value="11833.5">
            <text:p>11833.5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0">
            <text:p>20</text:p>
          </table:table-cell>
          <table:table-cell office:value-type="float" office:value="2280">
            <text:p>2280</text:p>
          </table:table-cell>
          <table:table-cell office:value-type="float" office:value="101">
            <text:p>101</text:p>
          </table:table-cell>
          <table:table-cell office:value-type="float" office:value="3479">
            <text:p>3479</text:p>
          </table:table-cell>
          <table:table-cell office:value-type="float" office:value="942.971891150526">
            <text:p>942.97</text:p>
          </table:table-cell>
          <table:table-cell office:value-type="float" office:value="0">
            <text:p>0</text:p>
          </table:table-cell>
          <table:table-cell office:value-type="float" office:value="2.09753539590981">
            <text:p>2.1</text:p>
          </table:table-cell>
          <table:table-cell office:value-type="float" office:value="35.3436762585212">
            <text:p>35.34</text:p>
          </table:table-cell>
          <table:table-cell office:value-type="float" office:value="17254.5">
            <text:p>17254.5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20">
            <text:p>20</text:p>
          </table:table-cell>
          <table:table-cell office:value-type="float" office:value="1050">
            <text:p>1050</text:p>
          </table:table-cell>
          <table:table-cell office:value-type="float" office:value="11">
            <text:p>11</text:p>
          </table:table-cell>
          <table:table-cell office:value-type="float" office:value="2934">
            <text:p>2934</text:p>
          </table:table-cell>
          <table:table-cell office:value-type="float" office:value="798.288073003725">
            <text:p>798.29</text:p>
          </table:table-cell>
          <table:table-cell office:value-type="float" office:value="0">
            <text:p>0</text:p>
          </table:table-cell>
          <table:table-cell office:value-type="float" office:value="1.43657520471197">
            <text:p>1.44</text:p>
          </table:table-cell>
          <table:table-cell office:value-type="float" office:value="21.6713822995978">
            <text:p>21.67</text:p>
          </table:table-cell>
          <table:table-cell office:value-type="float" office:value="15447.5">
            <text:p>15447.5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20">
            <text:p>20</text:p>
          </table:table-cell>
          <table:table-cell office:value-type="float" office:value="147">
            <text:p>147</text:p>
          </table:table-cell>
          <table:table-cell office:value-type="float" office:value="33">
            <text:p>33</text:p>
          </table:table-cell>
          <table:table-cell office:value-type="float" office:value="385">
            <text:p>385</text:p>
          </table:table-cell>
          <table:table-cell office:value-type="float" office:value="104.31231950254">
            <text:p>104.31</text:p>
          </table:table-cell>
          <table:table-cell office:value-type="float" office:value="0">
            <text:p>0</text:p>
          </table:table-cell>
          <table:table-cell office:value-type="float" office:value="0.93993796409437">
            <text:p>0.94</text:p>
          </table:table-cell>
          <table:table-cell office:value-type="float" office:value="0.0808218141977629">
            <text:p>0.08</text:p>
          </table:table-cell>
          <table:table-cell office:value-type="float" office:value="88.05">
            <text:p>88.05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office:value-type="float" office:value="106">
            <text:p>106</text:p>
          </table:table-cell>
          <table:table-cell office:value-type="float" office:value="25.4673810981813">
            <text:p>25.47</text:p>
          </table:table-cell>
          <table:table-cell office:value-type="float" office:value="0">
            <text:p>0</text:p>
          </table:table-cell>
          <table:table-cell office:value-type="float" office:value="0.741674701475933">
            <text:p>0.74</text:p>
          </table:table-cell>
          <table:table-cell office:value-type="float" office:value="0.0506642044611733">
            <text:p>0.05</text:p>
          </table:table-cell>
          <table:table-cell office:value-type="float" office:value="69.95">
            <text:p>69.95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20">
            <text:p>20</text:p>
          </table:table-cell>
          <table:table-cell office:value-type="float" office:value="3186">
            <text:p>3186</text:p>
          </table:table-cell>
          <table:table-cell office:value-type="float" office:value="297">
            <text:p>297</text:p>
          </table:table-cell>
          <table:table-cell office:value-type="float" office:value="7756">
            <text:p>7756</text:p>
          </table:table-cell>
          <table:table-cell office:value-type="float" office:value="1571.79293404061">
            <text:p>1571.79</text:p>
          </table:table-cell>
          <table:table-cell office:value-type="float" office:value="0">
            <text:p>0</text:p>
          </table:table-cell>
          <table:table-cell office:value-type="float" office:value="0.637978882898976">
            <text:p>0.64</text:p>
          </table:table-cell>
          <table:table-cell office:value-type="float" office:value="31.6181150614852">
            <text:p>31.62</text:p>
          </table:table-cell>
          <table:table-cell office:value-type="float" office:value="50749.25">
            <text:p>50749.25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20">
            <text:p>20</text:p>
          </table:table-cell>
          <table:table-cell office:value-type="float" office:value="194">
            <text:p>194</text:p>
          </table:table-cell>
          <table:table-cell office:value-type="float" office:value="26">
            <text:p>26</text:p>
          </table:table-cell>
          <table:table-cell office:value-type="float" office:value="629">
            <text:p>629</text:p>
          </table:table-cell>
          <table:table-cell office:value-type="float" office:value="151.676390713914">
            <text:p>151.68</text:p>
          </table:table-cell>
          <table:table-cell office:value-type="float" office:value="0">
            <text:p>0</text:p>
          </table:table-cell>
          <table:table-cell office:value-type="float" office:value="0.693264931193456">
            <text:p>0.69</text:p>
          </table:table-cell>
          <table:table-cell office:value-type="float" office:value="0.856392065149572">
            <text:p>0.86</text:p>
          </table:table-cell>
          <table:table-cell office:value-type="float" office:value="1264.95">
            <text:p>1264.95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20">
            <text:p>20</text:p>
          </table:table-cell>
          <table:table-cell office:value-type="float" office:value="307">
            <text:p>307</text:p>
          </table:table-cell>
          <table:table-cell office:value-type="float" office:value="38">
            <text:p>38</text:p>
          </table:table-cell>
          <table:table-cell office:value-type="float" office:value="1056">
            <text:p>1056</text:p>
          </table:table-cell>
          <table:table-cell office:value-type="float" office:value="281.990864213719">
            <text:p>281.99</text:p>
          </table:table-cell>
          <table:table-cell office:value-type="float" office:value="0">
            <text:p>0</text:p>
          </table:table-cell>
          <table:table-cell office:value-type="float" office:value="0.714209191872299">
            <text:p>0.71</text:p>
          </table:table-cell>
          <table:table-cell office:value-type="float" office:value="3.01383724511659">
            <text:p>3.01</text:p>
          </table:table-cell>
          <table:table-cell office:value-type="float" office:value="4321.1">
            <text:p>4321.1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20">
            <text:p>20</text:p>
          </table:table-cell>
          <table:table-cell office:value-type="float" office:value="720">
            <text:p>720</text:p>
          </table:table-cell>
          <table:table-cell office:value-type="float" office:value="22">
            <text:p>22</text:p>
          </table:table-cell>
          <table:table-cell office:value-type="float" office:value="3449">
            <text:p>3449</text:p>
          </table:table-cell>
          <table:table-cell office:value-type="float" office:value="959.839073751428">
            <text:p>959.84</text:p>
          </table:table-cell>
          <table:table-cell office:value-type="float" office:value="0">
            <text:p>0</text:p>
          </table:table-cell>
          <table:table-cell office:value-type="float" office:value="0.653402594008298">
            <text:p>0.65</text:p>
          </table:table-cell>
          <table:table-cell office:value-type="float" office:value="0.0471866424090954">
            <text:p>0.05</text:p>
          </table:table-cell>
          <table:table-cell office:value-type="float" office:value="73.95">
            <text:p>73.95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20">
            <text:p>20</text:p>
          </table:table-cell>
          <table:table-cell office:value-type="float" office:value="1598">
            <text:p>1598</text:p>
          </table:table-cell>
          <table:table-cell office:value-type="float" office:value="39">
            <text:p>39</text:p>
          </table:table-cell>
          <table:table-cell office:value-type="float" office:value="4278">
            <text:p>4278</text:p>
          </table:table-cell>
          <table:table-cell office:value-type="float" office:value="1359.13429800002">
            <text:p>1359.13</text:p>
          </table:table-cell>
          <table:table-cell office:value-type="float" office:value="0">
            <text:p>0</text:p>
          </table:table-cell>
          <table:table-cell office:value-type="float" office:value="0.580568376440535">
            <text:p>0.58</text:p>
          </table:table-cell>
          <table:table-cell office:value-type="float" office:value="9.05655484375454">
            <text:p>9.06</text:p>
          </table:table-cell>
          <table:table-cell office:value-type="float" office:value="15973.85">
            <text:p>15973.85</text:p>
          </table:table-cell>
          <table:table-cell table:number-columns-repeated="1014"/>
        </table:table-row>
        <table:table-row table:style-name="ro2">
          <table:table-cell office:value-type="string">
            <text:p>/logout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41">
            <text:p>141</text:p>
          </table:table-cell>
          <table:table-cell office:value-type="float" office:value="20.3894308132642">
            <text:p>20.39</text:p>
          </table:table-cell>
          <table:table-cell office:value-type="float" office:value="0">
            <text:p>0</text:p>
          </table:table-cell>
          <table:table-cell office:value-type="float" office:value="1.60213618157543">
            <text:p>1.6</text:p>
          </table:table-cell>
          <table:table-cell office:value-type="float" office:value="2.03552653538051">
            <text:p>2.04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20">
            <text:p>20</text:p>
          </table:table-cell>
          <table:table-cell office:value-type="float" office:value="3065">
            <text:p>3065</text:p>
          </table:table-cell>
          <table:table-cell office:value-type="float" office:value="429">
            <text:p>429</text:p>
          </table:table-cell>
          <table:table-cell office:value-type="float" office:value="5645">
            <text:p>5645</text:p>
          </table:table-cell>
          <table:table-cell office:value-type="float" office:value="1618.98499915842">
            <text:p>1618.98</text:p>
          </table:table-cell>
          <table:table-cell office:value-type="float" office:value="0">
            <text:p>0</text:p>
          </table:table-cell>
          <table:table-cell office:value-type="float" office:value="0.574762192143001">
            <text:p>0.57</text:p>
          </table:table-cell>
          <table:table-cell office:value-type="float" office:value="17.2792654988217">
            <text:p>17.28</text:p>
          </table:table-cell>
          <table:table-cell office:value-type="float" office:value="30784.85">
            <text:p>30784.85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20">
            <text:p>20</text:p>
          </table:table-cell>
          <table:table-cell office:value-type="float" office:value="7040">
            <text:p>7040</text:p>
          </table:table-cell>
          <table:table-cell office:value-type="float" office:value="1117">
            <text:p>1117</text:p>
          </table:table-cell>
          <table:table-cell office:value-type="float" office:value="11512">
            <text:p>11512</text:p>
          </table:table-cell>
          <table:table-cell office:value-type="float" office:value="4060.80273591318">
            <text:p>4060.8</text:p>
          </table:table-cell>
          <table:table-cell office:value-type="float" office:value="0">
            <text:p>0</text:p>
          </table:table-cell>
          <table:table-cell office:value-type="float" office:value="0.589709568037741">
            <text:p>0.59</text:p>
          </table:table-cell>
          <table:table-cell office:value-type="float" office:value="17.7286045997346">
            <text:p>17.73</text:p>
          </table:table-cell>
          <table:table-cell office:value-type="float" office:value="30784.8">
            <text:p>30784.8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20">
            <text:p>20</text:p>
          </table:table-cell>
          <table:table-cell office:value-type="float" office:value="2049">
            <text:p>2049</text:p>
          </table:table-cell>
          <table:table-cell office:value-type="float" office:value="208">
            <text:p>208</text:p>
          </table:table-cell>
          <table:table-cell office:value-type="float" office:value="5877">
            <text:p>5877</text:p>
          </table:table-cell>
          <table:table-cell office:value-type="float" office:value="1530.58352516287">
            <text:p>1530.58</text:p>
          </table:table-cell>
          <table:table-cell office:value-type="float" office:value="0">
            <text:p>0</text:p>
          </table:table-cell>
          <table:table-cell office:value-type="float" office:value="0.677598590594931">
            <text:p>0.68</text:p>
          </table:table-cell>
          <table:table-cell office:value-type="float" office:value="21.2850657270633">
            <text:p>21.29</text:p>
          </table:table-cell>
          <table:table-cell office:value-type="float" office:value="32166.4">
            <text:p>32166.4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20">
            <text:p>20</text:p>
          </table:table-cell>
          <table:table-cell office:value-type="float" office:value="1936">
            <text:p>1936</text:p>
          </table:table-cell>
          <table:table-cell office:value-type="float" office:value="146">
            <text:p>146</text:p>
          </table:table-cell>
          <table:table-cell office:value-type="float" office:value="5538">
            <text:p>5538</text:p>
          </table:table-cell>
          <table:table-cell office:value-type="float" office:value="1644.83593102777">
            <text:p>1644.84</text:p>
          </table:table-cell>
          <table:table-cell office:value-type="float" office:value="0">
            <text:p>0</text:p>
          </table:table-cell>
          <table:table-cell office:value-type="float" office:value="0.840406756870325">
            <text:p>0.84</text:p>
          </table:table-cell>
          <table:table-cell office:value-type="float" office:value="26.9430795129843">
            <text:p>26.94</text:p>
          </table:table-cell>
          <table:table-cell office:value-type="float" office:value="32829">
            <text:p>32829</text:p>
          </table:table-cell>
          <table:table-cell table:number-columns-repeated="1014"/>
        </table:table-row>
        <table:table-row table:style-name="ro2">
          <table:table-cell office:value-type="string">
            <text:p>TOTAL</text:p>
          </table:table-cell>
          <table:table-cell office:value-type="float" office:value="1960">
            <text:p>1960</text:p>
          </table:table-cell>
          <table:table-cell office:value-type="float" office:value="1321">
            <text:p>1321</text:p>
          </table:table-cell>
          <table:table-cell office:value-type="float" office:value="1">
            <text:p>1</text:p>
          </table:table-cell>
          <table:table-cell office:value-type="float" office:value="13151">
            <text:p>13151</text:p>
          </table:table-cell>
          <table:table-cell office:value-type="float" office:value="1970.26063099533">
            <text:p>1970.26</text:p>
          </table:table-cell>
          <table:table-cell office:value-type="float" office:value="0">
            <text:p>0</text:p>
          </table:table-cell>
          <table:table-cell office:value-type="float" office:value="35.7938566054275">
            <text:p>35.79</text:p>
          </table:table-cell>
          <table:table-cell office:value-type="float" office:value="998.95927022079">
            <text:p>998.96</text:p>
          </table:table-cell>
          <table:table-cell office:value-type="float" office:value="28578.487755102">
            <text:p>28578.49</text:p>
          </table:table-cell>
          <table:table-cell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6">09/16/2011</text:date>, <text:time>14:31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9-16T14:31:33.17</dc:date>
    <meta:document-statistic meta:table-count="1" meta:cell-count="230" meta:object-count="0"/>
    <meta:generator>OpenOffice.org/3.2$Win32 OpenOffice.org_project/320m12$Build-9483</meta:generator>
  </office:meta>
</office:document-meta>
</file>